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Language Processing Pipeline</text:p>
      <text:p text:style-name="Standard">Ed Averill</text:p>
      <text:p text:style-name="Standard">01/18/2012</text:p>
      <text:p text:style-name="Standard"/>
      <text:p text:style-name="Standard">Providing a workable machine/human interface that is usable by the general public is a difficult proposition. <text:s/>Traditional speech to text conversion involves a great deal of processing power that, until recently, was the domain of expensive high-end computers.</text:p>
      <text:p text:style-name="Standard"/>
      <text:p text:style-name="Standard">There are six stages in the processing of natural language:</text:p>
      <text:p text:style-name="Standard"/>
      <text:p text:style-name="Standard">1: Language input</text:p>
      <text:p text:style-name="Standard">2: Conversion to computer-usable format</text:p>
      <text:p text:style-name="Standard">3: Parsing the input</text:p>
      <text:p text:style-name="Standard">4: Acting on parsed input</text:p>
      <text:p text:style-name="Standard">5: Conversion of results into human-usable format</text:p>
      <text:p text:style-name="Standard">6: Language output</text:p>
      <text:p text:style-name="Standard"/>
      <text:p text:style-name="Standard"><text:s/>For our purposes, we will focus on speech as input, and speech as output. <text:s/>Input could range from a computer keyboard, to touchscreen, to optical sensors; output could be text, graphics, or a haptic feedback device.</text:p>
      <text:p text:style-name="Standard"/>
      <text:p text:style-name="Standard">For speech, the process of conversion to a computer-usable form involves capturing the audio waveform, filtering out non-speech audio, breaking up the input wave into individual words, converting these words into phonemes(?), and then recognizing the word itself.</text:p>
      <text:p text:style-name="Standard"/>
      <text:p text:style-name="Standard">Once you have the input speech broken into phonemes(?), it is possible to perform a dictionary look-up to determine what word was spoken, <text:s/>This may be done by searching a local database, or looking into online dictionaries, or a combination of the two methods.</text:p>
      <text:p text:style-name="Standard"/>
      <text:p text:style-name="Standard">Once the input has been processed into a stream of recognized words, parsing can be performed. <text:s/>This is the process in which the sentence structure of the input is determined (verb/noun, noun/verb, adverb/noun, etc.). <text:s/>The parsing process will break down the input sentence into a command tree, such that there will be a command verb, a command noun, and modifiers and parameters to be processed by the specific command handler for the command verb.</text:p>
      <text:p text:style-name="Standard"/>
      <text:p text:style-name="Standard">For example, say a command is issued to the computer via speech, such as “send email to Bob”. <text:s/>In this case, <text:s/>“send” is the command verb, “email” is the command noun, and “to” and “Bob” are parameters that will be passed to the “email” command process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Averill</meta:initial-creator>
    <meta:creation-date>2012-01-18T20:43:19.77</meta:creation-date>
    <dc:date>2012-01-19T00:48:55.15</dc:date>
    <dc:creator>Edward Averill</dc:creator>
    <meta:editing-duration>PT3H50M21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6" meta:word-count="326" meta:character-count="1981"/>
  </office:meta>
</office:document-meta>
</file>